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table:number-columns-repeated="2"/>
          <table:table-cell office:value-type="string" calcext:value-type="string">
            <text:p>ul. 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08" calcext:value-type="float">
            <text:p>52.19008</text:p>
          </table:table-cell>
          <table:table-cell office:value-type="float" office:value="20.8887" calcext:value-type="float">
            <text:p>20.8887</text:p>
          </table:table-cell>
        </table:table-row>
        <table:table-row table:style-name="ro1">
          <table:table-cell office:value-type="string" calcext:value-type="string">
            <text:p>ROBOTNICZA SPÓŁDZIELNIA MIESZKANIOWA PRAGA</text:p>
          </table:table-cell>
          <table:table-cell office:value-type="float" office:value="93107" calcext:value-type="float">
            <text:p>93107</text:p>
          </table:table-cell>
          <table:table-cell table:number-columns-repeated="2"/>
          <table:table-cell office:value-type="string" calcext:value-type="string">
            <text:p>ul. 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" calcext:value-type="float">
            <text:p>52.258</text:p>
          </table:table-cell>
          <table:table-cell office:value-type="float" office:value="21.048" calcext:value-type="float">
            <text:p>21.048</text:p>
          </table:table-cell>
        </table:table-row>
        <table:table-row table:style-name="ro1">
          <table:table-cell office:value-type="string" calcext:value-type="string">
            <text:p>SPÓŁDZIELNIA MIESZKANIOWA "STARÓWKA"</text:p>
          </table:table-cell>
          <table:table-cell office:value-type="float" office:value="224292" calcext:value-type="float">
            <text:p>224292</text:p>
          </table:table-cell>
          <table:table-cell table:number-columns-repeated="2"/>
          <table:table-cell office:value-type="string" calcext:value-type="string">
            <text:p>ul. 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8" calcext:value-type="float">
            <text:p>52.2318</text:p>
          </table:table-cell>
          <table:table-cell office:value-type="float" office:value="20.9955" calcext:value-type="float">
            <text:p>20.9955</text:p>
          </table:table-cell>
        </table:table-row>
        <table:table-row table:style-name="ro1">
          <table:table-cell office:value-type="string" calcext:value-type="string">
            <text:p>SPÓŁDZIELNIA MIESZKANIOWA "SŁUŻEW NAD DOLINKĄ"</text:p>
          </table:table-cell>
          <table:table-cell office:value-type="float" office:value="79647" calcext:value-type="float">
            <text:p>79647</text:p>
          </table:table-cell>
          <table:table-cell table:number-columns-repeated="2"/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" calcext:value-type="float">
            <text:p>52.172</text:p>
          </table:table-cell>
          <table:table-cell office:value-type="float" office:value="21.0319" calcext:value-type="float">
            <text:p>21.0319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table:number-columns-repeated="2"/>
          <table:table-cell office:value-type="string" calcext:value-type="string">
            <text:p>UL. ROMANA PAZIŃSKIEGO 6 /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2" calcext:value-type="float">
            <text:p>52.2152</text:p>
          </table:table-cell>
          <table:table-cell office:value-type="float" office:value="21.17573" calcext:value-type="float">
            <text:p>21.17573</text:p>
          </table:table-cell>
        </table:table-row>
        <table:table-row table:style-name="ro1">
          <table:table-cell table:style-name="ce1" office:value-type="string" calcext:value-type="string">
            <text:p>WARSZAWSKA SPÓŁDZIELNIA MIESZKANIOWA</text:p>
          </table:table-cell>
          <table:table-cell table:style-name="ce1" office:value-type="float" office:value="74605" calcext:value-type="float">
            <text:p>74605</text:p>
          </table:table-cell>
          <table:table-cell table:number-columns-repeated="2"/>
          <table:table-cell table:style-name="ce1" office:value-type="string" calcext:value-type="string">
            <text:p>UL. ELBLĄSKA 14</text:p>
          </table:table-cell>
          <table:table-cell table:style-name="ce1" office:value-type="string" calcext:value-type="string">
            <text:p>01-737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2" calcext:value-type="float">
            <text:p>52.2662</text:p>
          </table:table-cell>
          <table:table-cell office:value-type="float" office:value="20.9627" calcext:value-type="float">
            <text:p>20.9627</text:p>
          </table:table-cell>
        </table:table-row>
        <table:table-row table:style-name="ro1">
          <table:table-cell office:value-type="string" calcext:value-type="string">
            <text:p>MIĘDZYZAKŁADOWA SPÓŁDZIELNIA MIESZKANIOWA "BUDOWLANI"</text:p>
          </table:table-cell>
          <table:table-cell table:style-name="ce1" office:value-type="float" office:value="135181" calcext:value-type="float">
            <text:p>135181</text:p>
          </table:table-cell>
          <table:table-cell table:number-columns-repeated="2"/>
          <table:table-cell table:style-name="ce1" office:value-type="string" calcext:value-type="string">
            <text:p>KORZONA 111</text:p>
          </table:table-cell>
          <table:table-cell table:style-name="ce1" office:value-type="string" calcext:value-type="string">
            <text:p>03-571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1" calcext:value-type="float">
            <text:p>52.2771</text:p>
          </table:table-cell>
          <table:table-cell office:value-type="float" office:value="21.0511" calcext:value-type="float">
            <text:p>21.0511</text:p>
          </table:table-cell>
        </table:table-row>
        <table:table-row table:style-name="ro1">
          <table:table-cell table:style-name="ce1" office:value-type="string" calcext:value-type="string">
            <text:p>SPÓŁDZIELNIA MIESZKANIOWO-BUDOWLANA "IMIELIN"</text:p>
          </table:table-cell>
          <table:table-cell table:style-name="ce1"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2022-02-07</text:p>
          </table:table-cell>
          <table:table-cell office:value-type="float" office:value="52.1514" calcext:value-type="float">
            <text:p>52.1514</text:p>
          </table:table-cell>
          <table:table-cell office:value-type="float" office:value="21.0373" calcext:value-type="float">
            <text:p>21.0373</text:p>
          </table:table-cell>
        </table:table-row>
        <table:table-row table:style-name="ro1">
          <table:table-cell table:style-name="ce1" office:value-type="string" calcext:value-type="string">
            <text:p>SPÓŁDZIELNIA MIESZKANIOWA "NA SKRAJU" </text:p>
          </table:table-cell>
          <table:table-cell table:style-name="ce1" office:value-type="float" office:value="5774" calcext:value-type="float">
            <text:p>5774</text:p>
          </table:table-cell>
          <table:table-cell table:number-columns-repeated="2"/>
          <table:table-cell table:style-name="ce1"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2" office:value-type="string" calcext:value-type="string">
            <text:p>2021-04-04</text:p>
          </table:table-cell>
          <table:table-cell office:value-type="float" office:value="52.1482" calcext:value-type="float">
            <text:p>52.1482</text:p>
          </table:table-cell>
          <table:table-cell office:value-type="float" office:value="21.055" calcext:value-type="float">
            <text:p>21.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22:36.380154275</meta:creation-date>
    <dc:date>2024-03-18T18:41:08.939514350</dc:date>
    <meta:editing-duration>PT21M13S</meta:editing-duration>
    <meta:editing-cycles>4</meta:editing-cycles>
    <meta:generator>LibreOffice/7.3.7.2$Linux_X86_64 LibreOffice_project/30$Build-2</meta:generator>
    <meta:document-statistic meta:table-count="1" meta:cell-count="95" meta:object-count="0"/>
  </office:meta>
</office:document-meta>
</file>